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imulation" table:style-name="ta1" table:print="false">
        <table:table-column table:style-name="co1" table:default-cell-style-name="Default"/>
        <table:table-column table:style-name="co1" table:number-columns-repeated="5" table:default-cell-style-name="ce3"/>
        <table:table-column table:style-name="co1" table:number-columns-repeated="1018" table:default-cell-style-name="Default"/>
        <table:table-row table:style-name="ro1" table:number-rows-repeated="2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1" office:value-type="string">
            <text:p>Model = C0+C1*N+C2*N^2+C3*N3</text:p>
          </table:table-cell>
          <table:table-cell table:style-name="ce1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1" office:value-type="float" office:value="5">
            <text:p>5</text:p>
          </table:table-cell>
          <table:table-cell table:style-name="ce1" office:value-type="string">
            <text:p><text:s/>= C0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1" office:value-type="float" office:value="4">
            <text:p>4</text:p>
          </table:table-cell>
          <table:table-cell table:style-name="ce1" office:value-type="string">
            <text:p><text:s/>= C1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1" office:value-type="float" office:value="3">
            <text:p>3</text:p>
          </table:table-cell>
          <table:table-cell table:style-name="ce1" office:value-type="string">
            <text:p><text:s/>= C2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1" office:value-type="float" office:value="2">
            <text:p>2</text:p>
          </table:table-cell>
          <table:table-cell table:style-name="ce1" office:value-type="string">
            <text:p><text:s/>= C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1" office:value-type="float" office:value="0.001">
            <text:p>0.001</text:p>
          </table:table-cell>
          <table:table-cell table:style-name="ce1" office:value-type="string">
            <text:p><text:s/>= N Start</text:p>
          </table:table-cell>
          <table:table-cell table:style-name="ce1" table:number-columns-repeated="1019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1"/>
          <table:table-cell table:style-name="ce2" office:value-type="string">
            <text:p>N^0</text:p>
          </table:table-cell>
          <table:table-cell table:style-name="ce2" office:value-type="string">
            <text:p>N^1</text:p>
          </table:table-cell>
          <table:table-cell table:style-name="ce2" office:value-type="string">
            <text:p>N^2</text:p>
          </table:table-cell>
          <table:table-cell table:style-name="ce2" office:value-type="string">
            <text:p>N^3</text:p>
          </table:table-cell>
          <table:table-cell table:style-name="ce2" office:value-type="string">
            <text:p>f(n)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$D$8]" office:value-type="float" office:value="0.001">
            <text:p>0.001</text:p>
          </table:table-cell>
          <table:table-cell table:formula="of:=[.C11]*[.C11]" office:value-type="float" office:value="0.000001">
            <text:p>0.000001</text:p>
          </table:table-cell>
          <table:table-cell table:formula="of:=[.C11]*[.D11]" office:value-type="float" office:value="0.000000001">
            <text:p>0.000000001</text:p>
          </table:table-cell>
          <table:table-cell table:formula="of:=[.$D$4]*[.B11]+[.$D$5]*[.C11]+[.$D$6]*[.D11]+[.$D$7]*[.E11]" office:value-type="float" office:value="5.004003002">
            <text:p>5.00400300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2*[.C11]" office:value-type="float" office:value="0.002">
            <text:p>0.002</text:p>
          </table:table-cell>
          <table:table-cell table:formula="of:=[.C12]*[.C12]" office:value-type="float" office:value="0.000004">
            <text:p>0.000004</text:p>
          </table:table-cell>
          <table:table-cell table:formula="of:=[.C12]*[.D12]" office:value-type="float" office:value="0.000000008">
            <text:p>0.000000008</text:p>
          </table:table-cell>
          <table:table-cell table:formula="of:=[.$D$4]*[.B12]+[.$D$5]*[.C12]+[.$D$6]*[.D12]+[.$D$7]*[.E12]" office:value-type="float" office:value="5.008012016">
            <text:p>5.0080120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2*[.C12]" office:value-type="float" office:value="0.004">
            <text:p>0.004</text:p>
          </table:table-cell>
          <table:table-cell table:formula="of:=[.C13]*[.C13]" office:value-type="float" office:value="0.000016">
            <text:p>0.000016</text:p>
          </table:table-cell>
          <table:table-cell table:formula="of:=[.C13]*[.D13]" office:value-type="float" office:value="0.000000064">
            <text:p>0.000000064</text:p>
          </table:table-cell>
          <table:table-cell table:formula="of:=[.$D$4]*[.B13]+[.$D$5]*[.C13]+[.$D$6]*[.D13]+[.$D$7]*[.E13]" office:value-type="float" office:value="5.016048128">
            <text:p>5.01604812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2*[.C13]" office:value-type="float" office:value="0.008">
            <text:p>0.008</text:p>
          </table:table-cell>
          <table:table-cell table:formula="of:=[.C14]*[.C14]" office:value-type="float" office:value="0.000064">
            <text:p>0.000064</text:p>
          </table:table-cell>
          <table:table-cell table:formula="of:=[.C14]*[.D14]" office:value-type="float" office:value="0.000000512">
            <text:p>0.000000512</text:p>
          </table:table-cell>
          <table:table-cell table:formula="of:=[.$D$4]*[.B14]+[.$D$5]*[.C14]+[.$D$6]*[.D14]+[.$D$7]*[.E14]" office:value-type="float" office:value="5.032193024">
            <text:p>5.03219302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2*[.C14]" office:value-type="float" office:value="0.016">
            <text:p>0.016</text:p>
          </table:table-cell>
          <table:table-cell table:formula="of:=[.C15]*[.C15]" office:value-type="float" office:value="0.000256">
            <text:p>0.000256</text:p>
          </table:table-cell>
          <table:table-cell table:formula="of:=[.C15]*[.D15]" office:value-type="float" office:value="0.000004096">
            <text:p>0.000004096</text:p>
          </table:table-cell>
          <table:table-cell table:formula="of:=[.$D$4]*[.B15]+[.$D$5]*[.C15]+[.$D$6]*[.D15]+[.$D$7]*[.E15]" office:value-type="float" office:value="5.064776192">
            <text:p>5.06477619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2*[.C15]" office:value-type="float" office:value="0.032">
            <text:p>0.032</text:p>
          </table:table-cell>
          <table:table-cell table:formula="of:=[.C16]*[.C16]" office:value-type="float" office:value="0.001024">
            <text:p>0.001024</text:p>
          </table:table-cell>
          <table:table-cell table:formula="of:=[.C16]*[.D16]" office:value-type="float" office:value="0.000032768">
            <text:p>0.000032768</text:p>
          </table:table-cell>
          <table:table-cell table:formula="of:=[.$D$4]*[.B16]+[.$D$5]*[.C16]+[.$D$6]*[.D16]+[.$D$7]*[.E16]" office:value-type="float" office:value="5.131137536">
            <text:p>5.13113753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2*[.C16]" office:value-type="float" office:value="0.064">
            <text:p>0.064</text:p>
          </table:table-cell>
          <table:table-cell table:formula="of:=[.C17]*[.C17]" office:value-type="float" office:value="0.004096">
            <text:p>0.004096</text:p>
          </table:table-cell>
          <table:table-cell table:formula="of:=[.C17]*[.D17]" office:value-type="float" office:value="0.000262144">
            <text:p>0.000262144</text:p>
          </table:table-cell>
          <table:table-cell table:formula="of:=[.$D$4]*[.B17]+[.$D$5]*[.C17]+[.$D$6]*[.D17]+[.$D$7]*[.E17]" office:value-type="float" office:value="5.268812288">
            <text:p>5.26881228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2*[.C17]" office:value-type="float" office:value="0.128">
            <text:p>0.128</text:p>
          </table:table-cell>
          <table:table-cell table:formula="of:=[.C18]*[.C18]" office:value-type="float" office:value="0.016384">
            <text:p>0.016384</text:p>
          </table:table-cell>
          <table:table-cell table:formula="of:=[.C18]*[.D18]" office:value-type="float" office:value="0.002097152">
            <text:p>0.002097152</text:p>
          </table:table-cell>
          <table:table-cell table:formula="of:=[.$D$4]*[.B18]+[.$D$5]*[.C18]+[.$D$6]*[.D18]+[.$D$7]*[.E18]" office:value-type="float" office:value="5.565346304">
            <text:p>5.56534630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2*[.C18]" office:value-type="float" office:value="0.256">
            <text:p>0.256</text:p>
          </table:table-cell>
          <table:table-cell table:formula="of:=[.C19]*[.C19]" office:value-type="float" office:value="0.065536">
            <text:p>0.065536</text:p>
          </table:table-cell>
          <table:table-cell table:formula="of:=[.C19]*[.D19]" office:value-type="float" office:value="0.016777216">
            <text:p>0.016777216</text:p>
          </table:table-cell>
          <table:table-cell table:formula="of:=[.$D$4]*[.B19]+[.$D$5]*[.C19]+[.$D$6]*[.D19]+[.$D$7]*[.E19]" office:value-type="float" office:value="6.254162432">
            <text:p>6.25416243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2*[.C19]" office:value-type="float" office:value="0.512">
            <text:p>0.512</text:p>
          </table:table-cell>
          <table:table-cell table:formula="of:=[.C20]*[.C20]" office:value-type="float" office:value="0.262144">
            <text:p>0.262144</text:p>
          </table:table-cell>
          <table:table-cell table:formula="of:=[.C20]*[.D20]" office:value-type="float" office:value="0.134217728">
            <text:p>0.134217728</text:p>
          </table:table-cell>
          <table:table-cell table:formula="of:=[.$D$4]*[.B20]+[.$D$5]*[.C20]+[.$D$6]*[.D20]+[.$D$7]*[.E20]" office:value-type="float" office:value="8.102867456">
            <text:p>8.10286745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2*[.C20]" office:value-type="float" office:value="1.024">
            <text:p>1.024</text:p>
          </table:table-cell>
          <table:table-cell table:formula="of:=[.C21]*[.C21]" office:value-type="float" office:value="1.048576">
            <text:p>1.048576</text:p>
          </table:table-cell>
          <table:table-cell table:formula="of:=[.C21]*[.D21]" office:value-type="float" office:value="1.073741824">
            <text:p>1.073741824</text:p>
          </table:table-cell>
          <table:table-cell table:formula="of:=[.$D$4]*[.B21]+[.$D$5]*[.C21]+[.$D$6]*[.D21]+[.$D$7]*[.E21]" office:value-type="float" office:value="14.389211648">
            <text:p>14.38921164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2*[.C21]" office:value-type="float" office:value="2.048">
            <text:p>2.048</text:p>
          </table:table-cell>
          <table:table-cell table:formula="of:=[.C22]*[.C22]" office:value-type="float" office:value="4.194304">
            <text:p>4.194304</text:p>
          </table:table-cell>
          <table:table-cell table:formula="of:=[.C22]*[.D22]" office:value-type="float" office:value="8.589934592">
            <text:p>8.589934592</text:p>
          </table:table-cell>
          <table:table-cell table:formula="of:=[.$D$4]*[.B22]+[.$D$5]*[.C22]+[.$D$6]*[.D22]+[.$D$7]*[.E22]" office:value-type="float" office:value="42.954781184">
            <text:p>42.95478118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2*[.C22]" office:value-type="float" office:value="4.096">
            <text:p>4.096</text:p>
          </table:table-cell>
          <table:table-cell table:formula="of:=[.C23]*[.C23]" office:value-type="float" office:value="16.777216">
            <text:p>16.777216</text:p>
          </table:table-cell>
          <table:table-cell table:formula="of:=[.C23]*[.D23]" office:value-type="float" office:value="68.719476736">
            <text:p>68.719476736</text:p>
          </table:table-cell>
          <table:table-cell table:formula="of:=[.$D$4]*[.B23]+[.$D$5]*[.C23]+[.$D$6]*[.D23]+[.$D$7]*[.E23]" office:value-type="float" office:value="209.154601472">
            <text:p>209.1546014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2*[.C23]" office:value-type="float" office:value="8.192">
            <text:p>8.192</text:p>
          </table:table-cell>
          <table:table-cell table:formula="of:=[.C24]*[.C24]" office:value-type="float" office:value="67.108864">
            <text:p>67.108864</text:p>
          </table:table-cell>
          <table:table-cell table:formula="of:=[.C24]*[.D24]" office:value-type="float" office:value="549.755813888">
            <text:p>549.755813888</text:p>
          </table:table-cell>
          <table:table-cell table:formula="of:=[.$D$4]*[.B24]+[.$D$5]*[.C24]+[.$D$6]*[.D24]+[.$D$7]*[.E24]" office:value-type="float" office:value="1338.606219776">
            <text:p>1338.606219776</text:p>
          </table:table-cell>
          <table:table-cell table:number-columns-repeated="1018"/>
        </table:table-row>
      </table:table>
      <table:table table:name="Plot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Plot.J27" table:end-x="0.6476in" table:end-y="0.178in" draw:z-index="0" draw:style-name="gr1" draw:text-style-name="P1" svg:width="8.3787in" svg:height="4.3016in" svg:x="0.2701in" svg:y="0.1437in">
              <draw:object draw:notify-on-update-of-ranges="Simulation.F10:Simulation.F10 Simulation.F11:Simulation.F24 Simulation.C11:Simulation.C2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0">09/10/2019</text:date>, <text:time>12:0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9-09-10T11:15:54.70</meta:creation-date>
    <dc:date>2019-09-10T12:05:14.71</dc:date>
    <dc:creator>RCC RCCD</dc:creator>
    <meta:editing-duration>PT3M39S</meta:editing-duration>
    <meta:editing-cycles>1</meta:editing-cycles>
    <meta:document-statistic meta:table-count="2" meta:cell-count="86" meta:object-count="1"/>
    <meta:generator>OpenOffice/4.1.5$Win32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6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83cm" svg:height="10.927cm" xlink:href=".." xlink:type="simple" chart:class="chart:scatter" chart:style-name="ch1">
        <chart:title svg:x="9.989cm" svg:y="0.354cm" chart:style-name="ch2">
          <text:p>Model</text:p>
        </chart:title>
        <chart:subtitle svg:x="8.745cm" svg:y="1.351cm" chart:style-name="ch3">
          <text:p>3rd Order Polynomial</text:p>
        </chart:subtitle>
        <chart:legend chart:legend-position="end" svg:x="19.463cm" svg:y="5.151cm" style:legend-expansion="high" chart:style-name="ch4"/>
        <chart:plot-area chart:style-name="ch5" table:cell-range-address="Simulation.C11:Simulation.C24 Simulation.F10:Simulation.F24" chart:data-source-has-labels="row" svg:x="1.463cm" svg:y="2.47cm" svg:width="17.15cm" svg:height="7.231cm">
          <chartooo:coordinate-region svg:x="3.381cm" svg:y="2.682cm" svg:width="15.138cm" svg:height="6.346cm"/>
          <chart:axis chart:dimension="x" chart:name="primary-x" chart:style-name="ch6">
            <chart:title svg:x="7.824cm" svg:y="9.92cm" chart:style-name="ch7">
              <text:p>N - Number of Measurements</text:p>
            </chart:title>
            <chart:grid chart:style-name="ch8" chart:class="major"/>
          </chart:axis>
          <chart:axis chart:dimension="y" chart:name="primary-y" chart:style-name="ch9">
            <chart:title svg:x="0.451cm" svg:y="6.407cm" chart:style-name="ch10">
              <text:p>f(N)</text:p>
            </chart:title>
            <chart:grid chart:style-name="ch8" chart:class="major"/>
          </chart:axis>
          <chart:series chart:style-name="ch11" chart:values-cell-range-address="Simulation.F11:Simulation.F24" chart:label-cell-address="Simulation.F10:Simulation.F10" chart:class="chart:scatter">
            <chart:domain table:cell-range-address="Simulation.C11:Simulation.C24"/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(n)</text:p>
                <draw:g>
                  <svg:desc>Simulation.F10:Simulation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Simulation.C11:Simulation.C24</svg:desc>
                </draw:g>
              </table:table-cell>
              <table:table-cell office:value-type="float" office:value="5.004003002">
                <text:p>5.004003002</text:p>
                <draw:g>
                  <svg:desc>Simulation.F11:Simulation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5.008012016">
                <text:p>5.008012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">
                <text:p>0.004</text:p>
              </table:table-cell>
              <table:table-cell office:value-type="float" office:value="5.016048128">
                <text:p>5.016048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">
                <text:p>0.008</text:p>
              </table:table-cell>
              <table:table-cell office:value-type="float" office:value="5.032193024">
                <text:p>5.032193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">
                <text:p>0.016</text:p>
              </table:table-cell>
              <table:table-cell office:value-type="float" office:value="5.064776192">
                <text:p>5.064776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">
                <text:p>0.032</text:p>
              </table:table-cell>
              <table:table-cell office:value-type="float" office:value="5.131137536">
                <text:p>5.1311375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4">
                <text:p>0.064</text:p>
              </table:table-cell>
              <table:table-cell office:value-type="float" office:value="5.268812288">
                <text:p>5.268812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8">
                <text:p>0.128</text:p>
              </table:table-cell>
              <table:table-cell office:value-type="float" office:value="5.565346304">
                <text:p>5.565346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6">
                <text:p>0.256</text:p>
              </table:table-cell>
              <table:table-cell office:value-type="float" office:value="6.254162432">
                <text:p>6.254162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12">
                <text:p>0.512</text:p>
              </table:table-cell>
              <table:table-cell office:value-type="float" office:value="8.102867456">
                <text:p>8.102867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4">
                <text:p>1.024</text:p>
              </table:table-cell>
              <table:table-cell office:value-type="float" office:value="14.389211648">
                <text:p>14.3892116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48">
                <text:p>2.048</text:p>
              </table:table-cell>
              <table:table-cell office:value-type="float" office:value="42.954781184">
                <text:p>42.9547811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96">
                <text:p>4.096</text:p>
              </table:table-cell>
              <table:table-cell office:value-type="float" office:value="209.154601472">
                <text:p>209.154601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192">
                <text:p>8.192</text:p>
              </table:table-cell>
              <table:table-cell office:value-type="float" office:value="1338.606219776">
                <text:p>1338.606219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